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itle">
      <style:paragraph-properties fo:break-before="page"/>
    </style:style>
    <style:style style:name="P3" style:family="paragraph" style:parent-style-name="Text_20_body">
      <style:text-properties officeooo:rsid="001c66b1" officeooo:paragraph-rsid="001c66b1"/>
    </style:style>
    <style:style style:name="P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5" style:family="paragraph" style:parent-style-name="Standard" style:list-style-name="LS4"/>
    <style:style style:name="P6" style:family="paragraph" style:parent-style-name="Standard" style:list-style-name="LS4">
      <style:text-properties officeooo:rsid="001d7994" officeooo:paragraph-rsid="001d7994"/>
    </style:style>
    <style:style style:name="P7" style:family="paragraph" style:parent-style-name="Standard" style:list-style-name="LS10"/>
    <style:style style:name="P8" style:family="paragraph" style:parent-style-name="Text_20_body" style:list-style-name="L15"/>
    <style:style style:name="P9" style:family="paragraph" style:parent-style-name="Text_20_body" style:list-style-name="L18">
      <style:text-properties officeooo:rsid="001d7994" officeooo:paragraph-rsid="001d7994"/>
    </style:style>
    <style:style style:name="P10" style:family="paragraph" style:parent-style-name="Text_20_body" style:list-style-name="L19">
      <style:text-properties officeooo:rsid="001d7994" officeooo:paragraph-rsid="001d7994"/>
    </style:style>
    <style:style style:name="P11" style:family="paragraph" style:parent-style-name="Text_20_body" style:list-style-name="L20">
      <style:text-properties officeooo:rsid="001d7994" officeooo:paragraph-rsid="001d7994"/>
    </style:style>
    <style:style style:name="P12" style:family="paragraph" style:parent-style-name="Text_20_body" style:list-style-name="L21">
      <style:text-properties officeooo:rsid="001d7994" officeooo:paragraph-rsid="001d7994"/>
    </style:style>
    <style:style style:name="P13" style:family="paragraph" style:parent-style-name="Text_20_body" style:list-style-name="L21">
      <style:text-properties officeooo:rsid="001e7e0b" officeooo:paragraph-rsid="001e7e0b"/>
    </style:style>
    <style:style style:name="P14" style:family="paragraph" style:parent-style-name="List_20_Contents" style:list-style-name="LS1"/>
    <style:style style:name="P15" style:family="paragraph" style:parent-style-name="List_20_Contents" style:list-style-name="L16"/>
    <style:style style:name="P16" style:family="paragraph" style:parent-style-name="List_20_Contents" style:list-style-name="LS2"/>
    <style:style style:name="P17" style:family="paragraph" style:parent-style-name="List_20_Contents" style:list-style-name="LS3"/>
    <style:style style:name="P18" style:family="paragraph" style:parent-style-name="List_20_Contents" style:list-style-name="L17"/>
    <style:style style:name="P19" style:family="paragraph" style:parent-style-name="List_20_Contents" style:list-style-name="L18"/>
    <style:style style:name="P20" style:family="paragraph" style:parent-style-name="List_20_Contents" style:list-style-name="LS5"/>
    <style:style style:name="P21" style:family="paragraph" style:parent-style-name="List_20_Contents" style:list-style-name="LS6"/>
    <style:style style:name="P22" style:family="paragraph" style:parent-style-name="List_20_Contents" style:list-style-name="LS7"/>
    <style:style style:name="P23" style:family="paragraph" style:parent-style-name="List_20_Contents" style:list-style-name="LS8"/>
    <style:style style:name="P24" style:family="paragraph" style:parent-style-name="List_20_Contents" style:list-style-name="L22"/>
    <style:style style:name="P25" style:family="paragraph" style:parent-style-name="List_20_Contents" style:list-style-name="L22">
      <style:text-properties officeooo:rsid="001e7e0b"/>
    </style:style>
    <style:style style:name="P26" style:family="paragraph" style:parent-style-name="List_20_Contents" style:list-style-name="L23">
      <style:text-properties officeooo:rsid="001e7e0b"/>
    </style:style>
    <style:style style:name="P27" style:family="paragraph" style:parent-style-name="List_20_Contents" style:list-style-name="LS9"/>
    <style:style style:name="P28" style:family="paragraph" style:parent-style-name="List_20_Contents" style:list-style-name="L23"/>
    <style:style style:name="P29" style:family="paragraph">
      <style:paragraph-properties fo:margin-left="0in" fo:margin-right="0in" fo:margin-top="0in" fo:margin-bottom="0in" fo:line-height="100%" fo:text-align="start" fo:text-indent="0in" style:writing-mode="lr-tb"/>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d7994"/>
    </style:style>
    <style:style style:name="T2" style:family="text">
      <style:text-properties officeooo:rsid="001e7e0b"/>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Pisi Linux teams are arranged according to<office:annotation office:name="__Fieldmark__517_83285007"><dc:creator>Antony Baker</dc:creator><dc:date>2014-09-22T23:00:15.300181240</dc:date><text:list text:style-name=""><text:list-item><text:p text:style-name="P30"><text:span text:style-name="T4">This is broken (since removal of graphic).</text:span></text:p></text:list-item></text:list></office:annotation> <office:annotation-end office:name="__Fieldmark__517_83285007"/>other types of requests for collaboration should be conducted by the relevant team leader/s (where they exist).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29"><text:span text:style-name="T3">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3614654756247506527" text:style-name="L15">
        <text:list-item>
          <text:p text:style-name="P8">Serdar Soytetir - obsoleteman (Team Leader)</text:p>
        </text:list-item>
        <text:list-item>
          <text:p text:style-name="P8">Marcin Bojara - marcin</text:p>
        </text:list-item>
        <text:list-item>
          <text:p text:style-name="P8">Yusuf Aydemir - yusuf</text:p>
        </text:list-item>
      </text:list>
      <text:p text:style-name="Heading_20_2">Purpose</text:p>
      <text:p text:style-name="Text_20_body"><office:annotation><dc:date>0000-00-00T00:00:00</dc:date><text:p text:style-name="P29"><text:span text:style-name="T3">Re-word</text:span></text:p></office:annotation>To decide all technical policy relating to the technical direction that Pisi Linux takes.</text:p>
      <text:p text:style-name="Heading_20_2">Responsibilities</text:p>
      <text:list xml:id="list7374219034709187944" text:style-name="LS1">
        <text:list-item>
          <text:p text:style-name="P14">Packaging policy and guidelines</text:p>
        </text:list-item>
        <text:list-item>
          <text:p text:style-name="P14">Technical decisions regarding installation system and process, toolchain, kernel, X server</text:p>
        </text:list-item>
        <text:list-item>
          <text:p text:style-name="P14">Develop ideas to further refine or extend PiSi, YALI, COMAR, MUDUR, KAPTAN, USER MANAGER and PANDA functionality</text:p>
        </text:list-item>
        <text:list-item>
          <text:p text:style-name="P14">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ticket</text:a> queue for the things we are working on.</text:p>
      <text:p text:style-name="Text_20_body">See <text:a xlink:type="simple" xlink:href="http://developer.pardus.org.tr/releases/index.html" text:style-name="Internet_20_link">releases</text:a> for information about Pisi Linux releases.</text:p>
      <text:p text:style-name="Heading_20_1"><text:bookmark text:name="h.yq7of1n4y2du"/>Project Coordinator</text:p>
      <text:p text:style-name="Heading_20_2">Contact Information</text:p>
      <text:list xml:id="list4539989380499201139" text:style-name="L16">
        <text:list-item>
          <text:p text:style-name="P15">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3949198876456417986" text:style-name="LS2">
        <text:list-item>
          <text:p text:style-name="P16">Maintain an overview on all aspects of the Project</text:p>
        </text:list-item>
        <text:list-item>
          <text:p text:style-name="P16">Maintain a project management calendar</text:p>
        </text:list-item>
        <text:list-item>
          <text:p text:style-name="P16">Coordinate and facilitate individual and team effort</text:p>
        </text:list-item>
        <text:list-item>
          <text:p text:style-name="P16">Process agenda item submissions</text:p>
        </text:list-item>
        <text:list-item>
          <text:p text:style-name="P16">Chair the Committee meetings</text:p>
        </text:list-item>
        <text:list-item>
          <text:p text:style-name="P16">Develop project strategies</text:p>
        </text:list-item>
        <text:list-item>
          <text:p text:style-name="P16">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2">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5645341213436616103" text:style-name="LS3">
        <text:list-item>
          <text:p text:style-name="P17">Pisi Linux code-base and core packages</text:p>
        </text:list-item>
        <text:list-item>
          <text:p text:style-name="P17">Manage the git Core repository packages and process requests for the Core repo</text:p>
        </text:list-item>
        <text:list-item>
          <text:p text:style-name="P17">Administrate the build system</text:p>
        </text:list-item>
        <text:list-item>
          <text:p text:style-name="P17">Provide guidance and support to the Extra-Packages Team</text:p>
        </text:list-item>
        <text:list-item>
          <text:p text:style-name="P17">Report progress towards release from Feature Freeze on</text:p>
        </text:list-item>
        <text:list-item>
          <text:p text:style-name="P17">Publish reports on changes to processes</text:p>
        </text:list-item>
        <text:list-item>
          <text:p text:style-name="P17">Remove unmaintained packages from Pisi Linux</text:p>
        </text:list-item>
        <text:list-item>
          <text:p text:style-name="P17">Core Team will implement all Technical Board directives, including the development of PISI, YALI, COMAR, MUDUR, KAPTAN, USER MANAGER</text:p>
        </text:list-item>
        <text:list-item>
          <text:p text:style-name="P17">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a><text:a xlink:type="simple" xlink:href="https://github.com/pisilinux/pisilinux-core/milestones" text:style-name="Internet_20_link">ticket</text:a> queue for the things we are working on.</text:p>
      <text:p text:style-name="Text_20_body">See<text:a xlink:type="simple" xlink:href="http://developer.pardus.org.tr/releases/index.html" text:style-name="Internet_20_link"> </text:a><text:a xlink:type="simple" xlink:href="http://developer.pardus.org.tr/releases/index.html" text:style-name="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text:p>
      <text:list xml:id="list6423565210537855930" text:style-name="L17">
        <text:list-item>
          <text:p text:style-name="P18">Osman Erkan (namso-01) – Team Lead</text:p>
        </text:list-item>
        <text:list-item>
          <text:p text:style-name="P18">Stefan Grönewald (groni) – Moderator</text:p>
        </text:list-item>
        <text:list-item>
          <text:p text:style-name="P18">Vedat (vedat) – Moderator</text:p>
        </text:list-item>
        <text:list-item>
          <text:p text:style-name="P18">Kamil Atlı (suvari) – Moderator</text:p>
        </text:list-item>
        <text:list-item>
          <text:p text:style-name="P18">Ayhan Yalçınsoy (ayhanyalcinsoy)</text:p>
        </text:list-item>
        <text:list-item>
          <text:p text:style-name="P18">Nikolay Semenov (tribunal)</text:p>
        </text:list-item>
        <text:list-item>
          <text:p text:style-name="P18">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5811645523514561226" text:style-name="LS4">
        <text:list-item>
          <text:p text:style-name="P6">General responsibility of the Pisi Linux software selection</text:p>
        </text:list-item>
        <text:list-item>
          <text:p text:style-name="P6">Proposing new packages</text:p>
        </text:list-item>
        <text:list-item>
          <text:p text:style-name="P6">Updating existing packages</text:p>
        </text:list-item>
        <text:list-item>
          <text:p text:style-name="P6">Assuring that packages maintained do not break anything</text:p>
        </text:list-item>
        <text:list-item>
          <text:p text:style-name="P5">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3155968032067011441" text:style-name="L18">
        <text:list-item>
          <text:p text:style-name="P19">Stefan Grönewald (groni) – Team Leader</text:p>
        </text:list-item>
        <text:list-item>
          <text:p text:style-name="P19">Osman Erkan (namso-01)</text:p>
        </text:list-item>
        <text:list-item>
          <text:p text:style-name="P19">Ayhan Yalçınsoy (ayhanyalcinsoy)</text:p>
        </text:list-item>
        <text:list-item>
          <text:p text:style-name="P19">Vedat (vedat)</text:p>
        </text:list-item>
        <text:list-item>
          <text:p text:style-name="P19">Kamil Atlı (suvari)</text:p>
        </text:list-item>
        <text:list-item>
          <text:p text:style-name="P19">Varol Maksutoğlu (waroi)</text:p>
          <text:p text:style-name="P9"/>
        </text:list-item>
      </text:list>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3"><text:soft-page-break/>As a side note, every package maintainer is responsible for checking whether his/her package breaks something.</text:p>
      <text:p text:style-name="Heading_20_2">Responsibilities</text:p>
      <text:list xml:id="list6039812922562907854" text:style-name="LS5">
        <text:list-item>
          <text:p text:style-name="P20">Testing of software as it is released into the farm repo</text:p>
        </text:list-item>
        <text:list-item>
          <text:p text:style-name="P20">Developing and executing test plans to test important functionality in a systematic way</text:p>
        </text:list-item>
        <text:list-item>
          <text:p text:style-name="P20">Running test days for specific feature or component</text:p>
        </text:list-item>
        <text:list-item>
          <text:p text:style-name="P20">Working with the Core and Extra-Packages teams to maintain the release criteria</text:p>
        </text:list-item>
        <text:list-item>
          <text:p text:style-name="P20">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text:p>
      <text:list xml:id="list6999707030659976559" text:style-name="L19">
        <text:list-item>
          <text:p text:style-name="P10">Emir Yâsin Sarı (bitigchi) – Team Leader</text:p>
        </text:list-item>
        <text:list-item>
          <text:p text:style-name="P10">Paula (sapphireGD)</text:p>
        </text:list-item>
        <text:list-item>
          <text:p text:style-name="P10">Onur Aslan</text:p>
        </text:list-item>
        <text:list-item>
          <text:p text:style-name="P10">Osman Erkan (namso-01) - Websites</text:p>
        </text:list-item>
      </text:list>
      <text:p text:style-name="Heading_20_2">Purpose</text:p>
      <text:p text:style-name="Text_20_body"><office:annotation><dc:date>0000-00-00T00:00:00</dc:date><text:p text:style-name="P29"><text:span text:style-name="T3">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6419443176596238484" text:style-name="LS6">
        <text:list-item>
          <text:p text:style-name="P21">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21">Ensuring that new or existing features respect general UX principles, and direct development process towards a UX-friendly one.</text:p>
        </text:list-item>
        <text:list-item>
          <text:p text:style-name="P21">Creating whiteboards, analyzing current elements, proposing new designs and guiding developers in implementation</text:p>
        </text:list-item>
        <text:list-item>
          <text:p text:style-name="P21">Follow and analyze current design trends, review current elements, and propose replacements</text:p>
        </text:list-item>
        <text:list-item>
          <text:p text:style-name="P21">Creating artwork, branding materials, and guidelines for these elements</text:p>
        </text:list-item>
        <text:list-item>
          <text:p text:style-name="P21">Migrate all available info to the wiki, assist Documentation team in this regard.</text:p>
        </text:list-item>
      </text:list>
      <text:p text:style-name="Heading_20_2"><text:soft-page-break/>Meetings</text:p>
      <text:p text:style-name="Title">COMMUNITY GROUP</text:p>
      <text:p text:style-name="Heading_20_1"><text:bookmark text:name="h.k39dwgsmhoxb"/>Websites</text:p>
      <text:p text:style-name="Heading_20_2">Contact Information</text:p>
      <text:p text:style-name="Text_20_body">IRC or Slack: #</text:p>
      <text:p text:style-name="Text_20_body">Mailing List: Do we need one?</text:p>
      <text:p text:style-name="Heading_20_2">Composition</text:p>
      <text:list xml:id="list7690871111470893761" text:style-name="L20">
        <text:list-item>
          <text:p text:style-name="P11">Stefan Grönewald (groni) – Team Leader</text:p>
        </text:list-item>
        <text:list-item>
          <text:p text:style-name="P11">Varol Maksutoğlu (waroi)</text:p>
        </text:list-item>
        <text:list-item>
          <text:p text:style-name="P11">Richard de Bruin (richdb)</text:p>
        </text:list-item>
        <text:list-item>
          <text:p text:style-name="P11">Osman Erkan (namso-01) – Technical Lead</text:p>
        </text:list-item>
      </text:list>
      <text:p text:style-name="Heading_20_2">Purpose</text:p>
      <text:p text:style-name="Text_20_body">The Pisi Linux Website team aims to <office:annotation><dc:date>0000-00-00T00:00:00</dc:date><text:p text:style-name="P29"><text:span text:style-name="T3">Re-word.</text:span></text:p></office:annotation>improve Pisi Linux image and to create the best possible online interface for users and contributors.</text:p>
      <text:p text:style-name="Heading_20_2">Responsibilities</text:p>
      <text:list xml:id="list3068443018795655467" text:style-name="LS7">
        <text:list-item>
          <text:p text:style-name="P22">Maintain the Pisi Linux and Pisi Linux World forum websites and forums</text:p>
        </text:list-item>
        <text:list-item>
          <text:p text:style-name="P22">Work in conjunction with Design/UX and QA teams for new features or <office:annotation><dc:date>0000-00-00T00:00:00</dc:date><text:p text:style-name="P29"><text:span text:style-name="T3">Re-word.</text:span></text:p></office:annotation>changes to the existing parts. New features shall not be implemented without proper testing and confirmation from UX team.</text:p>
        </text:list-item>
        <text:list-item>
          <text:p text:style-name="P22">Migrate all available info to the wiki, assist Documentation team in this regard</text:p>
        </text:list-item>
        <text:list-item>
          <text:p text:style-name="P22">Bug fixing :) <office:annotation><dc:date>0000-00-00T00:00:00</dc:date><text:p text:style-name="P29"><text:span text:style-name="T3">Re-word.</text:span></text:p></office:annotation>Keep the quality of the forum very good</text:p>
        </text:list-item>
        <text:list-item>
          <text:p text:style-name="P22">Update sections and items on the forum if needed</text:p>
        </text:list-item>
        <text:list-item>
          <text:p text:style-name="P22"><office:annotation><dc:date>0000-00-00T00:00:00</dc:date><text:p text:style-name="P29"><text:span text:style-name="T3">Re-word.</text:span></text:p></office:annotation>Answer and give reaction on forum questions</text:p>
        </text:list-item>
        <text:list-item>
          <text:p text:style-name="P22">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1770540486927885351" text:style-name="L21">
        <text:list-item>
          <text:p text:style-name="P12">Richard de Bruin (richdb) – Team Leader</text:p>
        </text:list-item>
        <text:list-item>
          <text:p text:style-name="P12">Emir Yâsin Sarı – Turkey local leader</text:p>
        </text:list-item>
        <text:list-item>
          <text:p text:style-name="P13">Antony Baker (ant)</text:p>
        </text:list-item>
        <text:list-item>
          <text:p text:style-name="P13">İdris Kalp (narcisse)</text:p>
        </text:list-item>
        <text:list-item>
          <text:p text:style-name="P13">Varol Maksutoğlu (waroi)</text:p>
        </text:list-item>
      </text:list>
      <text:p text:style-name="Heading_20_2"><text:soft-page-break/>Purpose</text:p>
      <text:p text:style-name="Text_20_body">The PR/Marketing Team <office:annotation><dc:date>0000-00-00T00:00:00</dc:date><text:p text:style-name="P29"><text:span text:style-name="T3">Re-word.</text:span></text:p></office:annotation>ensures that people in pisi Linux can consistently explain to everyone what Pisi Linux is, why the project can help them, and how they can help the project.</text:p>
      <text:p text:style-name="Heading_20_2">Responsibilities</text:p>
      <text:list xml:id="list4585672512603309586" text:style-name="LS8">
        <text:list-item>
          <text:p text:style-name="P23">Act as official point-of-contact with outside agencies (DW etc)</text:p>
        </text:list-item>
        <text:list-item>
          <text:p text:style-name="P23">Use G+, Twitter and Facebook as primary <office:annotation><dc:date>0000-00-00T00:00:00</dc:date><text:p text:style-name="P29"><text:span text:style-name="T3">Re-word.</text:span></text:p></office:annotation>sources for news and communication about Pisi Linux</text:p>
        </text:list-item>
        <text:list-item>
          <text:p text:style-name="P23">Follow and analyze current social media trends and translate these to Pisi Linux</text:p>
        </text:list-item>
        <text:list-item>
          <text:p text:style-name="P23">Follow news about Pisi Linux in the media and other Linux news</text:p>
        </text:list-item>
        <text:list-item>
          <text:p text:style-name="P23"><office:annotation><dc:date>0000-00-00T00:00:00</dc:date><text:p text:style-name="P29"><text:span text:style-name="T3">Re-word.</text:span></text:p></office:annotation>Answer/Reaction about Pisi Linux on G+, Twitter and Facebook</text:p>
        </text:list-item>
      </text:list>
      <text:p text:style-name="Heading_20_2">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text:p>
      <text:list xml:id="list7907398558848084797" text:style-name="L22">
        <text:list-item>
          <text:p text:style-name="P24">Emir Yâsin Sarı (bitigchi) – Team Leader</text:p>
        </text:list-item>
        <text:list-item>
          <text:p text:style-name="P24">Antony Baker (ant)</text:p>
        </text:list-item>
        <text:list-item>
          <text:p text:style-name="P25">Osman Erkan (namso-01)</text:p>
        </text:list-item>
        <text:list-item>
          <text:p text:style-name="P24">Ayhan Yalçınsoy (ayhanyalcinsoy)</text:p>
        </text:list-item>
        <text:list-item>
          <text:p text:style-name="P24">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9"><text:span text:style-name="T3">Find better description</text:span></text:p></office:annotation>clear and up to date documentation.</text:p>
      <text:p text:style-name="Heading_20_2">Responsibilities</text:p>
      <text:list xml:id="list3817089262022557394" text:style-name="LS9">
        <text:list-item>
          <text:p text:style-name="P27">Use wiki as primary information source available to everyone</text:p>
        </text:list-item>
        <text:list-item>
          <text:p text:style-name="P27">Make sure all the development related info is available on the wiki</text:p>
        </text:list-item>
        <text:list-item>
          <text:p text:style-name="P27">Use open file formats for documents (.html, .odf, .pdf, .md)</text:p>
        </text:list-item>
        <text:list-item>
          <text:p text:style-name="P27">Develop consistent document standards and templates</text:p>
        </text:list-item>
        <text:list-item>
          <text:p text:style-name="P27">Create “Introduction to Pisi Linux” documents and maintain them as version number progresses, make them available as printed copy</text:p>
        </text:list-item>
        <text:list-item>
          <text:p text:style-name="P27">Spell and grammar checking, ensure that the info available is in <office:annotation><dc:date>0000-00-00T00:00:00</dc:date><text:p text:style-name="P29"><text:span text:style-name="T3">Re-word.</text:span></text:p></office:annotation>perfect shape</text:p>
        </text:list-item>
        <text:list-item>
          <text:p text:style-name="P27">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text:soft-page-break/>Composition</text:p>
      <text:list xml:id="list4642088930147746012" text:style-name="L23">
        <text:list-item>
          <text:p text:style-name="P28">Nikolay Semenov <text:span text:style-name="T2">(</text:span>tribunal<text:span text:style-name="T2">)</text:span> – Team Leader</text:p>
        </text:list-item>
        <text:list-item>
          <text:p text:style-name="P28">Emir Yâsin Sarı <text:s/><text:span text:style-name="T2">(</text:span>bitigchi<text:span text:style-name="T2">)</text:span></text:p>
        </text:list-item>
        <text:list-item>
          <text:p text:style-name="P26">Antony Baker (ant)</text:p>
        </text:list-item>
      </text:list>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6467593729019954774" text:style-name="LS10">
        <text:list-item>
          <text:p text:style-name="P7">Use transifex as primary tool for translations.</text:p>
        </text:list-item>
        <text:list-item>
          <text:p text:style-name="P7">Provide translations via PO files</text:p>
        </text:list-item>
        <text:list-item>
          <text:p text:style-name="P7"><office:annotation><dc:date>0000-00-00T00:00:00</dc:date><text:p text:style-name="P29"><text:span text:style-name="T3">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writing-mode="lr-tb"/>
      <style:text-properties style:font-name="Lato" fo:font-family="Lato" style:font-style-name="Normal" style:font-pitch="variable" fo:font-size="14pt" style:font-name-asian="DejaVu Sans1" style:font-family-asian="'DejaVu Sans'" style:font-family-generic-asian="system" style:font-pitch-asian="variable" style:font-size-asian="14pt" style:font-weight-asian="normal" style:font-name-complex="DejaVu Sans1"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10</meta:editing-cycles>
    <dc:date>2014-09-22T23:39:45.437797960</dc:date>
    <meta:editing-duration>PT9M22S</meta:editing-duration>
    <dc:creator>Antony Baker</dc:creator>
    <meta:document-statistic meta:table-count="0" meta:image-count="0" meta:object-count="0" meta:page-count="8" meta:paragraph-count="220" meta:word-count="1722" meta:character-count="10897" meta:non-whitespace-character-count="9477"/>
  </office:meta>
</office:document-meta>
</file>